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B000001255ABB62DD8.png" manifest:media-type=""/>
  <manifest:file-entry manifest:full-path="Pictures/1000020100000142000003BCADBB319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vertical-pos="top" style:vertical-rel="page-content" style:horizontal-pos="center" style:horizontal-rel="page" fo:padding="0.15cm" fo:border="0.06pt solid #000000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width="25.201cm" svg:height="8.901cm" draw:z-index="0">
        <draw:text-box>
          <text:p text:style-name="P1"><draw:frame draw:style-name="fr3" draw:name="Grafik1" text:anchor-type="paragraph" svg:x="0.681cm" svg:y="0.926cm" svg:width="2.829cm" svg:height="6.74cm" draw:z-index="1"><draw:image xlink:href="Pictures/10000201000007B000001255ABB62DD8.png" xlink:type="simple" xlink:show="embed" xlink:actuate="onLoad"/></draw:frame><draw:frame draw:style-name="fr2" draw:name="Rahmen2" text:anchor-type="paragraph" svg:width="16cm" svg:height="16cm" draw:z-index="2"><draw:text-box><text:p text:style-name="P1"/></draw:text-box></draw:frame><draw:frame draw:style-name="fr3" draw:name="Grafik2" text:anchor-type="paragraph" svg:x="21.35cm" svg:y="0.016cm" svg:width="2.9cm" svg:height="8.606cm" draw:z-index="3"><draw:image xlink:href="Pictures/1000020100000142000003BCADBB319C.png" xlink:type="simple" xlink:show="embed" xlink:actuate="onLoad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82cm" fo:margin-bottom="2cm" fo:margin-left="1.402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5:13:05.97</meta:creation-date>
    <dc:date>2013-11-14T15:30:51.77</dc:date>
    <meta:editing-duration>PT2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6$Windows_x86 LibreOffice_project/e29a214-2bbed72-0621de6-a97528c-8f066d</meta:generator>
  </office:meta>
</office:document-meta>
</file>